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1*"/>
    </style:style>
    <style:style style:name="Table1.C" style:family="table-column">
      <style:table-column-properties style:column-width="0.9563in" style:rel-column-width="9362*"/>
    </style:style>
    <style:style style:name="Table1.G" style:family="table-column">
      <style:table-column-properties style:column-width="0.9569in" style:rel-column-width="9367*"/>
    </style:style>
    <style:style style:name="Table1.A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justify" style:justify-single-word="false"/>
      <style:text-properties fo:language="es" fo:country="AR" officeooo:rsid="001ef0bb" officeooo:paragraph-rsid="001ef0bb" style:font-size-asian="10.5pt"/>
    </style:style>
    <style:style style:name="P2" style:family="paragraph" style:parent-style-name="Standard" style:list-style-name="L1">
      <style:paragraph-properties fo:text-align="justify" style:justify-single-word="false"/>
      <style:text-properties fo:language="es" fo:country="AR" officeooo:rsid="001ef0bb" officeooo:paragraph-rsid="001ef0bb" style:font-size-asian="10.5pt"/>
    </style:style>
    <style:style style:name="P3" style:family="paragraph" style:parent-style-name="Standard">
      <style:paragraph-properties fo:text-align="justify" style:justify-single-word="false"/>
      <style:text-properties fo:language="es" fo:country="AR" officeooo:rsid="001ef0bb" officeooo:paragraph-rsid="00204634" style:font-size-asian="10.5pt"/>
    </style:style>
    <style:style style:name="P4" style:family="paragraph" style:parent-style-name="Standard">
      <style:paragraph-properties fo:text-align="justify" style:justify-single-word="false"/>
      <style:text-properties fo:language="es" fo:country="AR" officeooo:rsid="00204634" officeooo:paragraph-rsid="00204634" style:font-size-asian="10.5pt"/>
    </style:style>
    <style:style style:name="P5" style:family="paragraph" style:parent-style-name="Standard" style:list-style-name="L2">
      <style:paragraph-properties fo:text-align="justify" style:justify-single-word="false"/>
      <style:text-properties fo:language="es" fo:country="AR" fo:font-weight="bold" officeooo:rsid="001ef0bb" officeooo:paragraph-rsid="00204634" style:font-size-asian="10.5pt" style:font-weight-asian="bold" style:font-weight-complex="bold"/>
    </style:style>
    <style:style style:name="P6" style:family="paragraph" style:parent-style-name="Standard">
      <style:paragraph-properties fo:text-align="justify" style:justify-single-word="false"/>
      <style:text-properties fo:language="es" fo:country="AR" fo:font-weight="bold" officeooo:rsid="001ef0bb" officeooo:paragraph-rsid="00204634" style:font-size-asian="10.5pt" style:font-weight-asian="bold" style:font-weight-complex="bold"/>
    </style:style>
    <style:style style:name="P7" style:family="paragraph" style:parent-style-name="Standard">
      <style:paragraph-properties fo:text-align="justify" style:justify-single-word="false"/>
      <style:text-properties fo:language="es" fo:country="AR" fo:font-weight="bold" officeooo:rsid="001ef0bb" officeooo:paragraph-rsid="001ef0bb" style:font-weight-asian="bold" style:font-weight-complex="bold"/>
    </style:style>
    <style:style style:name="P8" style:family="paragraph" style:parent-style-name="Standard">
      <style:paragraph-properties fo:text-align="justify" style:justify-single-word="false"/>
      <style:text-properties fo:language="es" fo:country="AR" fo:font-weight="normal" officeooo:rsid="00231ce1" officeooo:paragraph-rsid="00204634" style:font-size-asian="10.5pt" style:font-weight-asian="normal" style:font-weight-complex="normal"/>
    </style:style>
    <style:style style:name="P9" style:family="paragraph" style:parent-style-name="Standard">
      <style:paragraph-properties fo:text-align="justify" style:justify-single-word="false"/>
      <style:text-properties fo:language="es" fo:country="AR" fo:font-weight="normal" officeooo:rsid="00231ce1" officeooo:paragraph-rsid="00231ce1" style:font-size-asian="10.5pt" style:font-weight-asian="normal" style:font-weight-complex="normal"/>
    </style:style>
    <style:style style:name="P10" style:family="paragraph" style:parent-style-name="Standard">
      <style:paragraph-properties fo:text-align="justify" style:justify-single-word="false"/>
      <style:text-properties fo:language="es" fo:country="AR" fo:font-weight="normal" officeooo:rsid="00231ce1" officeooo:paragraph-rsid="00252af0" style:font-size-asian="10.5pt" style:font-weight-asian="normal" style:font-weight-complex="normal"/>
    </style:style>
    <style:style style:name="P11" style:family="paragraph" style:parent-style-name="Standard">
      <style:paragraph-properties fo:text-align="justify" style:justify-single-word="false"/>
      <style:text-properties fo:language="es" fo:country="AR" fo:font-weight="normal" officeooo:rsid="00252af0" officeooo:paragraph-rsid="00236cc9" style:font-size-asian="10.5pt" style:font-weight-asian="normal" style:font-weight-complex="normal"/>
    </style:style>
    <style:style style:name="P12" style:family="paragraph" style:parent-style-name="Standard">
      <style:paragraph-properties fo:text-align="justify" style:justify-single-word="false"/>
      <style:text-properties fo:language="es" fo:country="AR" officeooo:rsid="001ef0bb" officeooo:paragraph-rsid="001ef0bb"/>
    </style:style>
    <style:style style:name="P13" style:family="paragraph" style:parent-style-name="Standard" style:list-style-name="L4">
      <style:paragraph-properties fo:text-align="justify" style:justify-single-word="false"/>
      <style:text-properties officeooo:rsid="00231ce1" officeooo:paragraph-rsid="00231ce1"/>
    </style:style>
    <style:style style:name="P14" style:family="paragraph" style:parent-style-name="Standard" style:list-style-name="L4">
      <style:paragraph-properties fo:text-align="justify" style:justify-single-word="false"/>
      <style:text-properties officeooo:rsid="00236cc9" officeooo:paragraph-rsid="00236cc9"/>
    </style:style>
    <style:style style:name="P15" style:family="paragraph" style:parent-style-name="Standard" style:list-style-name="L4">
      <style:paragraph-properties fo:text-align="justify" style:justify-single-word="false"/>
      <style:text-properties officeooo:rsid="00252af0" officeooo:paragraph-rsid="00252af0"/>
    </style:style>
    <style:style style:name="P16" style:family="paragraph" style:parent-style-name="Standard" style:list-style-name="L4">
      <style:paragraph-properties fo:text-align="justify" style:justify-single-word="false"/>
      <style:text-properties fo:font-weight="bold" officeooo:rsid="00252af0" officeooo:paragraph-rsid="00252af0" style:font-weight-asian="bold" style:font-weight-complex="bold"/>
    </style:style>
    <style:style style:name="P17" style:family="paragraph" style:parent-style-name="Standard">
      <style:paragraph-properties fo:text-align="justify" style:justify-single-word="false"/>
      <style:text-properties fo:font-weight="bold" officeooo:rsid="0027ae2e" officeooo:paragraph-rsid="0027ae2e" style:font-weight-asian="bold" style:font-weight-complex="bold"/>
    </style:style>
    <style:style style:name="P18" style:family="paragraph" style:parent-style-name="Standard" style:list-style-name="L4">
      <style:paragraph-properties fo:text-align="justify" style:justify-single-word="false"/>
      <style:text-properties fo:font-weight="bold" officeooo:rsid="0027ae2e" officeooo:paragraph-rsid="0027ae2e" style:font-weight-asian="bold" style:font-weight-complex="bold"/>
    </style:style>
    <style:style style:name="P19" style:family="paragraph" style:parent-style-name="Standard">
      <style:paragraph-properties fo:text-align="justify" style:justify-single-word="false"/>
      <style:text-properties fo:font-size="14pt" fo:language="es" fo:country="AR" fo:font-weight="bold" officeooo:rsid="001ef0bb" officeooo:paragraph-rsid="001ef0bb"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language="es" fo:country="AR" officeooo:rsid="001ef0bb" officeooo:paragraph-rsid="001ef0bb" style:font-size-asian="14pt" style:font-size-complex="14pt"/>
    </style:style>
    <style:style style:name="P21" style:family="paragraph" style:parent-style-name="Standard" style:list-style-name="L2">
      <style:paragraph-properties fo:text-align="justify" style:justify-single-word="false"/>
      <style:text-properties officeooo:paragraph-rsid="00204634"/>
    </style:style>
    <style:style style:name="P22" style:family="paragraph" style:parent-style-name="Standard" style:list-style-name="L3">
      <style:paragraph-properties fo:text-align="justify" style:justify-single-word="false"/>
      <style:text-properties officeooo:paragraph-rsid="00231ce1"/>
    </style:style>
    <style:style style:name="P23" style:family="paragraph" style:parent-style-name="Standard" style:list-style-name="L4">
      <style:paragraph-properties fo:text-align="justify" style:justify-single-word="false"/>
      <style:text-properties officeooo:paragraph-rsid="00231ce1"/>
    </style:style>
    <style:style style:name="P24" style:family="paragraph" style:parent-style-name="Standard">
      <style:paragraph-properties fo:text-align="justify" style:justify-single-word="false"/>
      <style:text-properties fo:font-weight="normal" officeooo:rsid="0027ae2e" officeooo:paragraph-rsid="0027ae2e" style:font-weight-asian="normal" style:font-weight-complex="normal"/>
    </style:style>
    <style:style style:name="P25" style:family="paragraph" style:parent-style-name="Standard">
      <style:paragraph-properties fo:text-align="justify" style:justify-single-word="false"/>
      <style:text-properties fo:font-weight="normal" officeooo:rsid="00282adf" officeooo:paragraph-rsid="00282adf" style:font-weight-asian="normal" style:font-weight-complex="normal"/>
    </style:style>
    <style:style style:name="P26" style:family="paragraph" style:parent-style-name="Standard">
      <style:paragraph-properties fo:text-align="justify" style:justify-single-word="false"/>
      <style:text-properties fo:font-weight="normal" officeooo:rsid="002a1e7c" officeooo:paragraph-rsid="002a1e7c" style:font-weight-asian="normal" style:font-weight-complex="normal"/>
    </style:style>
    <style:style style:name="P27" style:family="paragraph" style:parent-style-name="Standard">
      <style:paragraph-properties fo:text-align="justify" style:justify-single-word="false"/>
      <style:text-properties fo:font-weight="normal" officeooo:rsid="002af057" officeooo:paragraph-rsid="002af057" style:font-weight-asian="normal" style:font-weight-complex="normal"/>
    </style:style>
    <style:style style:name="P28" style:family="paragraph" style:parent-style-name="Table_20_Contents">
      <style:paragraph-properties fo:text-align="justify" style:justify-single-word="false"/>
      <style:text-properties officeooo:rsid="00204634" officeooo:paragraph-rsid="00204634" style:font-size-asian="10.5pt"/>
    </style:style>
    <style:style style:name="P29" style:family="paragraph" style:parent-style-name="Table_20_Contents">
      <style:paragraph-properties fo:text-align="justify" style:justify-single-word="false"/>
      <style:text-properties officeooo:paragraph-rsid="00204634" style:font-size-asian="10.5pt"/>
    </style:style>
    <style:style style:name="T1" style:family="text">
      <style:text-properties fo:font-weight="bold" style:font-weight-asian="bold" style:font-weight-complex="bold"/>
    </style:style>
    <style:style style:name="T2" style:family="text">
      <style:text-properties officeooo:rsid="00204634"/>
    </style:style>
    <style:style style:name="T3" style:family="text">
      <style:text-properties fo:language="es" fo:country="AR" style:font-size-asian="10.5pt"/>
    </style:style>
    <style:style style:name="T4" style:family="text">
      <style:text-properties fo:language="es" fo:country="AR" officeooo:rsid="00264574" style:font-size-asian="10.5pt"/>
    </style:style>
    <style:style style:name="T5" style:family="text">
      <style:text-properties fo:language="es" fo:country="AR" officeooo:rsid="002a1e7c" style:font-size-asian="10.5pt"/>
    </style:style>
    <style:style style:name="T6" style:family="text">
      <style:text-properties fo:language="es" fo:country="AR" officeooo:rsid="002af057" style:font-size-asian="10.5pt"/>
    </style:style>
    <style:style style:name="T7" style:family="text">
      <style:text-properties fo:language="es" fo:country="AR" fo:font-weight="bold" style:font-size-asian="10.5pt" style:font-weight-asian="bold" style:font-weight-complex="bold"/>
    </style:style>
    <style:style style:name="T8" style:family="text">
      <style:text-properties fo:language="es" fo:country="AR" fo:font-weight="bold" officeooo:rsid="00204634" style:font-size-asian="10.5pt" style:font-weight-asian="bold" style:font-weight-complex="bold"/>
    </style:style>
    <style:style style:name="T9" style:family="text">
      <style:text-properties fo:language="es" fo:country="AR" fo:font-weight="bold" officeooo:rsid="00231ce1" style:font-size-asian="10.5pt" style:font-weight-asian="bold" style:font-weight-complex="bold"/>
    </style:style>
    <style:style style:name="T10" style:family="text">
      <style:text-properties fo:language="es" fo:country="AR" fo:font-weight="normal" style:font-size-asian="10.5pt" style:font-weight-asian="normal" style:font-weight-complex="normal"/>
    </style:style>
    <style:style style:name="T11" style:family="text">
      <style:text-properties fo:language="es" fo:country="AR" fo:font-weight="normal" officeooo:rsid="00204634" style:font-size-asian="10.5pt" style:font-weight-asian="normal" style:font-weight-complex="normal"/>
    </style:style>
    <style:style style:name="T12" style:family="text">
      <style:text-properties fo:language="es" fo:country="AR" fo:font-weight="normal" officeooo:rsid="00231ce1" style:font-size-asian="10.5pt" style:font-weight-asian="normal" style:font-weight-complex="normal"/>
    </style:style>
    <style:style style:name="T13" style:family="text">
      <style:text-properties fo:language="es" fo:country="AR" fo:font-weight="normal" officeooo:rsid="00236cc9" style:font-size-asian="10.5pt" style:font-weight-asian="normal" style:font-weight-complex="normal"/>
    </style:style>
    <style:style style:name="T14" style:family="text">
      <style:text-properties fo:language="es" fo:country="AR" fo:font-weight="normal" officeooo:rsid="00252af0" style:font-size-asian="10.5pt" style:font-weight-asian="normal" style:font-weight-complex="normal"/>
    </style:style>
    <style:style style:name="T15" style:family="text">
      <style:text-properties fo:language="es" fo:country="AR" fo:font-weight="normal" officeooo:rsid="00264574" style:font-size-asian="10.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9">-Remito: nota de remisión</text:p>
      <text:p text:style-name="P20"/>
      <text:p text:style-name="P20"><text:span text:style-name="T1">-Factura</text:span>:</text:p>
      <text:p text:style-name="P20"/>
      <text:p text:style-name="P12"/>
      <text:p text:style-name="P7">Tipos:</text:p>
      <text:p text:style-name="P1"/>
      <text:p text:style-name="P1"><text:span text:style-name="T2">S</text:span>i el vendedor es responsonsable inscripto emite dos tipos de factura; A y B.</text:p>
      <text:list xml:id="list3773570575" text:style-name="L1">
        <text:list-item>
          <text:p text:style-name="P2">A: a comprador responsible inscripto. responsible inscripto son encargados de recaudar el IVA y depositárselo al gobierno. Son agentes de recaudación. El responsible inscripto está obligado a realizar mensualmente una declaración jurada, y a llevar los libros IVA-Ventas e IVA-compras. En la declaración jurada tiene que consignar el débito fiscal y el crédito fiscal. El débito fiscal es la sumatoria de todos los IVA-venta, y el crédito fistal es la sumatoria de IVA-venta. En la factura tipo A el impuesto al valor agregado se explicita, se separa y se muestra. <text:s/>El iva en la mayoría es del 21%, en la carne es del 10% y en los libros no se aplica. </text:p>
        </text:list-item>
      </text:list>
      <text:p text:style-name="P1">-<text:span text:style-name="T2">si la empresa no compró nada tiene q pagarle al Estado la sumatoria del IVA de las facturas; si compró puede restar el crédito fiscal indicado en las facturas tipo A. De la diferencia entre débito y crédito es a favor del Estado se paga eso a la AFIP, caso contrario puede quedar como crédito para el próximo mes. El responsable fiscal debe tener los libros IVA venta e ir completándolos </text:span></text:p>
      <text:p text:style-name="P4">Libros </text:p>
      <text:p text:style-name="P3"/>
      <text:p text:style-name="P3"/>
      <text:p text:style-name="P4">Buscar ejemplo factura tipo A y B</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G"/>
        <table:table-row>
          <table:table-cell table:style-name="Table1.A1" office:value-type="string">
            <text:p text:style-name="P28">Fecha</text:p>
          </table:table-cell>
          <table:table-cell table:style-name="Table1.A1" office:value-type="string">
            <text:p text:style-name="P28">Tipo y N° comprobante</text:p>
          </table:table-cell>
          <table:table-cell table:style-name="Table1.A1" office:value-type="string">
            <text:p text:style-name="P28">Cliente</text:p>
          </table:table-cell>
          <table:table-cell table:style-name="Table1.A1" office:value-type="string">
            <text:p text:style-name="P28">CUIT </text:p>
          </table:table-cell>
          <table:table-cell table:style-name="Table1.A1" office:value-type="string">
            <text:p text:style-name="P28">VALOR SIN IVA</text:p>
          </table:table-cell>
          <table:table-cell table:style-name="Table1.A1" office:value-type="string">
            <text:p text:style-name="P28">IVA</text:p>
          </table:table-cell>
          <table:table-cell table:style-name="Table1.A1" office:value-type="string">
            <text:p text:style-name="P28">TOTAL</text:p>
          </table:table-cell>
        </table:table-row>
        <table:table-row>
          <table:table-cell table:style-name="Table1.A2" office:value-type="string">
            <text:p text:style-name="P29"/>
          </table:table-cell>
          <table:table-cell table:style-name="Table1.A2" office:value-type="string">
            <text:p text:style-name="P28">A</text:p>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row>
        <table:table-row>
          <table:table-cell table:style-name="Table1.A2" office:value-type="string">
            <text:p text:style-name="P28">28/08/2018</text:p>
          </table:table-cell>
          <table:table-cell table:style-name="Table1.A2" office:value-type="string">
            <text:p text:style-name="P28">B</text:p>
          </table:table-cell>
          <table:table-cell table:style-name="Table1.A2" office:value-type="string">
            <text:p text:style-name="P28">Juanito sa</text:p>
          </table:table-cell>
          <table:table-cell table:style-name="Table1.A2" office:value-type="string">
            <text:p text:style-name="P28">455454</text:p>
          </table:table-cell>
          <table:table-cell table:style-name="Table1.A2" office:value-type="string">
            <text:p text:style-name="P28">Tb se separa</text:p>
          </table:table-cell>
          <table:table-cell table:style-name="Table1.A2" office:value-type="string">
            <text:p text:style-name="P29"/>
          </table:table-cell>
          <table:table-cell table:style-name="Table1.A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row>
        <table:table-row>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row>
      </table:table>
      <text:p text:style-name="P3"/>
      <text:list xml:id="list2464939370" text:style-name="L2">
        <text:list-item>
          <text:p text:style-name="P5">“B”: consumidor final (monotribustista, etc)</text:p>
        </text:list-item>
      </text:list>
      <text:p text:style-name="P6"/>
      <text:list xml:id="list201931077275671" text:continue-numbering="true" text:style-name="L2">
        <text:list-item>
          <text:p text:style-name="P21"><text:span text:style-name="T8">“C”: </text:span><text:span text:style-name="T11">emitida por excentos, pequeños contribuyentes eventuales, monotributistas. </text:span><text:span text:style-name="T12">Al igual que en la “B” no se discrimina el IVA. La categoría de monotributista es un régimen q simplifica el pago de impuestos, y varios se concentran en un sólo pago. Categorías desde la A a la I, depende de los ingresos, la cantidad de energía que consuma y los m² que ocupa. La verificación se hace cada año. Si el monotributista se excedió se lo recategoriza. </text:span></text:p>
        </text:list-item>
      </text:list>
      <text:p text:style-name="P8"><text:tab/>Hay productos que no son alcanzados por el IVA, lo mismo que actividades, a estas se las llama “Excentos”. Es una categoría destinada a aquellos que no tienen una actividad contínua, sino que pueden trabajar por ejemplo pocos meses al año. Pagaría por ejemplo ingresos brutos.</text:p>
      <text:p text:style-name="P8"/>
      <text:list xml:id="list3045795513" text:style-name="L3">
        <text:list-item>
          <text:p text:style-name="P22"><text:span text:style-name="T9">“M”: </text:span><text:span text:style-name="T12">destinada a aquellos que no pueden ser monotributistas y no tienen los requisitos minimos para ser responsables inscriptos. <text:s/>El responsable inscripto tiene que tener un patrimonio mínimo y un monto de ventas mínimo. </text:span></text:p>
        </text:list-item>
      </text:list>
      <text:p text:style-name="P9"><text:tab/>En el caso tipo “M” las transacciones se deben hacer a través de entidades bancarias, si <text:tab/>pasan el monto mínimo, el comprador debe pagar el IVA. </text:p>
      <text:p text:style-name="P9"/>
      <text:list xml:id="list1309252632" text:style-name="L4">
        <text:list-item>
          <text:p text:style-name="P23"><text:span text:style-name="T9">“E”:</text:span><text:span text:style-name="T12"> se utiliza para vender a compradores extrangeros, empresas localizadas en otros países. </text:span></text:p>
        </text:list-item>
        <text:list-item>
          <text:p text:style-name="P13"><text:span text:style-name="T7">Otros comprobantes: </text:span><text:span text:style-name="T10">notas de crédito y de débito. Para otras operaciones que no son habituales o comunes. Y que aumentan el saldo de la contraparte o lo disminuyen. La nota de débito incrementa el saldo, la de crédito lo reduce. El formato es igual al de las facturas, con las mismas letras. Se utiliza por ej. una nota de crédito para reducir lo que debe el </text:span><text:soft-page-break/><text:span text:style-name="T10">comprador por descuentos otorgados, errores en los precios a su favor, devoluciones de mercaderías o productos. <text:s text:c="2"/></text:span><text:span text:style-name="T13">El comprador está disconforme con 10 productos, el vendedor tiene que emitir una nota de crédito, y el comprador debe pagar la diferencia entre lo cobrado y la nota de crédito. </text:span></text:p>
        </text:list-item>
        <text:list-item>
          <text:p text:style-name="P14"><text:span text:style-name="T7">La nota de débito aumenta el saldo</text:span><text:span text:style-name="T10">. Por ejemplo por haberle cobrado de menos. </text:span><text:span text:style-name="T14">Se agrega una referencia a la factura en donde se emitió el error en la descripción de la nota de debito. También se emiten notas de débito por cobro de intereses. Cuando el comprador no cumple con la fecha de pago, o si tiene que cobrarle algo que no estaba incluído en lo pactado, por ejemplo el flete. Se puede utilizar el mismo talonario de factura, la AFIP lo permite porque no se utilizan muchos estos documentos, se tacha la palabra factura….</text:span></text:p>
        </text:list-item>
      </text:list>
      <text:p text:style-name="P11"/>
      <text:list xml:id="list201930494325698" text:continue-numbering="true" text:style-name="L4">
        <text:list-item>
          <text:p text:style-name="P15"><text:span text:style-name="T7">Recibo: </text:span><text:span text:style-name="T10">deja constancia de la recepción de valores. El recibo respeta la letra de la factura. El A lo emite un responsable inscripto a alguien que entrega valores y también lo es. El monto debe estar tanto en número como en letras. Cada recibo va a tener un diseño de acuerdo a lo que la empresa va a estar dispuesta a recibir. </text:span></text:p>
        </text:list-item>
        <text:list-item>
          <text:p text:style-name="P16"><text:span text:style-name="T3">Solicitud de emisión de giro: </text:span><text:span text:style-name="T10">el giro consiste en el envío de dinero a un beneficiario a través de un intermediario. Que puede ser un banco, el correo, o una empresa privada. Se indica a quién y a dónde se hace el envío. Está siendo reemplazado por la transferencia bancaria. </text:span></text:p>
        </text:list-item>
        <text:list-item>
          <text:p text:style-name="P16"><text:span text:style-name="T3">Letra de cambio: </text:span><text:span text:style-name="T10">si el giro se hace al extranjero. Siempre el intermediario cobra una comisión. </text:span></text:p>
        </text:list-item>
        <text:list-item>
          <text:p text:style-name="P16"><text:span text:style-name="T3">Pagaré: </text:span><text:span text:style-name="T10">consiste en una promesa de pago escrita que el firmante se compromete a efectuar un día establecido en un determinado lugar. El documento se puede confeccionar en un papel en blanco, o comprar talonarios. </text:span><text:span text:style-name="T15">Lleva fecha de vencimiento. El renglón sellado es para el impuesto correspondiente. Detallar si es promesa de pago en cadena. Para poder reclamar el pagaré el mismo tiene que estar sellado. Si no está sellado se paga el doble del impuesto. Opciones del beneficiario: esperar a fecha de vencimiento y dirigirse al domicilio de pago. Otra alternativa es transferir el beneficio, para eso el beneficiario lo firma, de estar forma transfiere el beneficio. Si no paga se suele ir de atrás para adelante reclamando los pagos. También puede ser que la cadena se rompa… todos los que firman son responsable solidarios con el pago. Por lo general la resolución es rápida, lo que puede demorar el juicio es alguna prueba. Por ejemplo que nadie se haya prensentado a cobrar en fecha de vencimiento. </text:span></text:p>
        </text:list-item>
        <text:list-item>
          <text:p text:style-name="P18"><text:span text:style-name="T4">C</text:span><text:span text:style-name="T3">heque: </text:span></text:p>
        </text:list-item>
      </text:list>
      <text:p text:style-name="P17"><text:span text:style-name="T15"/></text:p>
      <text:p text:style-name="P17"><text:span text:style-name="T4">B</text:span><text:span text:style-name="T3">ancos: </text:span><text:span text:style-name="T10">intermediario financiero que sirve de nexos entre aquellos que necesitan dinero y quienes están dispuestos a prestar. <text:s/>Entonces dos funciones escenciales: recibir depósitos y conceder préstamos. </text:span></text:p>
      <text:p text:style-name="P17"><text:span text:style-name="T10"/></text:p>
      <text:p text:style-name="P17"><text:span text:style-name="T3">Depósitos: </text:span><text:span text:style-name="T10">plazo fijo, cajas de ahorro, cta cte: la persona deposita dinero y le indica al banco a quién indicarle determinada cantidad, esa órden de pagarle a un beneficiario recibe el nombre de cheque, que es entonces un órden de pago emitida por el titular de una cta cte a favor de un beneficiario contra un banco donde cuenta con fondos suficientes o autorización para girar el descubierto(sinonomo de sobregiro o giro en rojo). Cuando se abre la cuenta se establece un valor por el que el banco lo respalda.</text:span></text:p>
      <text:p text:style-name="P17"><text:span text:style-name="T10"/></text:p>
      <text:p text:style-name="P17"><text:span text:style-name="T3">Créditos: </text:span></text:p>
      <text:p text:style-name="P24"><text:span text:style-name="T3">-personales</text:span></text:p>
      <text:p text:style-name="P24"><text:span text:style-name="T3">-hipotecarios</text:span></text:p>
      <text:p text:style-name="P24"><text:span text:style-name="T3">-prendarios</text:span></text:p>
      <text:p text:style-name="P24"><text:span text:style-name="T3">-sobregiros</text:span></text:p>
      <text:p text:style-name="P24"><text:span text:style-name="T3">-descuentos</text:span></text:p>
      <text:p text:style-name="P24"><text:span text:style-name="T3">El banco le da la chequera en blanco al dueño de la cuanta. </text:span></text:p>
      <text:p text:style-name="P24"><text:span text:style-name="T3"/></text:p>
      <text:p text:style-name="P25"><text:span text:style-name="T3">Opciones con el cheque: cobrarlo, transferirlo, depositarlo. Si el titular de la cuenta dibuja dos líneas oblicuas en la esquina superior izquierada está indicando que no se puede cobrar por ventanilla, a esto se lo llama cheque cruzado. Tambén se puede evitar la transferencia agregando </text:span><text:soft-page-break/><text:span text:style-name="T3">junto al nombre del beneficiario “no a su órden”. Pueden estar las dos juntas, por lo que habría que depositarlo. Una de las obligaciones es colocar la fecha de emisión actual, puede no hacer caso. Si se va al banco con fecha futura el banco solicita al firmante del cheque que no haga cheques con fechas posdatadas, antes eran comunes, se los llamaba “voladores”. </text:span><text:span text:style-name="T5">Esto generó problemas y se creó el cheque <text:s/>con pago diferido. </text:span></text:p>
      <text:p text:style-name="P25"><text:span text:style-name="T5"/></text:p>
      <text:p text:style-name="P26"><text:span text:style-name="T7">Cheque pago diferido:</text:span><text:span text:style-name="T3"> tiene dos fechas, fecha de emisión y fecha de pago. </text:span><text:span text:style-name="T6">La fecha máxima de pago es de un año. Los cheques comunes y los depagos de diferidos vencen a los 30 días, el común de emisión el diferido de fecha de pago. </text:span></text:p>
      <text:p text:style-name="P27"><text:span text:style-name="T3">Opciones beneficiario:</text:span></text:p>
      <text:p text:style-name="P27"><text:span text:style-name="T3">cobrarlo, </text:span></text:p>
      <text:p text:style-name="P27"><text:span text:style-name="T3">transferirlo, </text:span></text:p>
      <text:p text:style-name="P27"><text:span text:style-name="T3"/></text:p>
      <text:p text:style-name="P27"><text:span text:style-name="T3">registrarlo, un sellado del pago emisior que confirma que la cta cte está en funcionamiento y otros detalles. Se puede realizar hasta 30 días de la fecha de emisión. </text:span></text:p>
      <text:p text:style-name="P27"><text:span text:style-name="T3"/></text:p>
      <text:p text:style-name="P27"><text:span text:style-name="T3">Registro con aval: es para los clientes VIP, el banco se compromete a pagar el cheque si el cliente no tiene fondos. </text:span></text:p>
      <text:p text:style-name="P25"><text:span text:style-name="T3"/></text:p>
      <text:p text:style-name="P17"><text:span text:style-name="T10"/></text:p>
      <text:p text:style-name="P10"/>
      <text:p text:style-name="P9"/>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8:56:37.135773040</meta:creation-date>
    <dc:date>2018-08-29T20:19:28.742051258</dc:date>
    <meta:editing-duration>PT38M41S</meta:editing-duration>
    <meta:editing-cycles>7</meta:editing-cycles>
    <meta:generator>LibreOffice/6.0.3.2$Linux_X86_64 LibreOffice_project/00m0$Build-2</meta:generator>
    <meta:document-statistic meta:table-count="1" meta:image-count="0" meta:object-count="0" meta:page-count="3" meta:paragraph-count="50" meta:word-count="1306" meta:character-count="7538" meta:non-whitespace-character-count="6263"/>
  </office:meta>
</office:document-meta>
</file>